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72cm"/>
    </style:style>
    <style:style style:name="co3" style:family="table-column">
      <style:table-column-properties fo:break-before="auto" style:column-width="1.293cm"/>
    </style:style>
    <style:style style:name="co4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ltage Divider vs Current Source" table:style-name="ta1">
        <table:shapes>
          <draw:frame draw:z-index="0" draw:style-name="gr1" draw:text-style-name="P1" svg:width="9.98cm" svg:height="5.613cm" svg:x="12.507cm" svg:y="0cm">
            <draw:object draw:notify-on-update-of-ranges="'Voltage Divider vs Current Source'.A12:'Voltage Divider vs Current Source'.A12 'Voltage Divider vs Current Source'.B12:'Voltage Divider vs Current Source'.H12 'Voltage Divider vs Current Source'.A13:'Voltage Divider vs Current Source'.A13 'Voltage Divider vs Current Source'.B13:'Voltage Divider vs Current Source'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857cm" svg:height="5.545cm" svg:x="12.589cm" svg:y="5.857cm">
            <draw:object draw:notify-on-update-of-ranges="'Voltage Divider vs Current Source'.A17:'Voltage Divider vs Current Source'.A17 'Voltage Divider vs Current Source'.B17:'Voltage Divider vs Current Source'.H17 'Voltage Divider vs Current Source'.A18:'Voltage Divider vs Current Source'.A18 'Voltage Divider vs Current Source'.B18:'Voltage Divider vs Current Source'.H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3" table:number-columns-repeated="5" table:default-cell-style-name="Default"/>
        <table:table-column table:style-name="co4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Vref =&gt;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Rref =&gt;</text:p>
          </table:table-cell>
          <table:table-cell office:value-type="float" office:value="20" calcext:value-type="float">
            <text:p>2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ef =&gt;</text:p>
          </table:table-cell>
          <table:table-cell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1</text:p>
          </table:table-cell>
          <table:table-cell office:value-type="float" office:value="10" calcext:value-type="float">
            <text:p>1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2</text:p>
          </table:table-cell>
          <table:table-cell office:value-type="float" office:value="10" calcext:value-type="float">
            <text:p>1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ref</text:p>
          </table:table-cell>
          <table:table-cell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th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1016"/>
        </table:table-row>
        <table:table-row table:style-name="ro1">
          <table:table-cell table:style-name="ce4"/>
          <table:table-cell table:style-name="ce6" table:number-columns-repeated="1023"/>
        </table:table-row>
        <table:table-row table:style-name="ro1">
          <table:table-cell table:style-name="ce5" office:value-type="string" calcext:value-type="string" table:number-columns-spanned="4" table:number-rows-spanned="1">
            <text:p>Current Sourc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Vi</text:p>
          </table:table-cell>
          <table:table-cell table:formula="of:=[.B8]*[.$B$3]" office:value-type="float" office:value="2.75" calcext:value-type="float">
            <text:p>2.75</text:p>
          </table:table-cell>
          <table:table-cell table:style-name="ce3" table:formula="of:=[.C8]*[.$B$3]" office:value-type="float" office:value="2.5" calcext:value-type="float">
            <text:p>2.50</text:p>
          </table:table-cell>
          <table:table-cell table:style-name="ce3" table:formula="of:=[.D8]*[.$B$3]" office:value-type="float" office:value="2.25" calcext:value-type="float">
            <text:p>2.25</text:p>
          </table:table-cell>
          <table:table-cell table:style-name="ce3" table:formula="of:=[.E8]*[.$B$3]" office:value-type="float" office:value="2" calcext:value-type="float">
            <text:p>2.00</text:p>
          </table:table-cell>
          <table:table-cell table:style-name="ce3" table:formula="of:=[.F8]*[.$B$3]" office:value-type="float" office:value="1.75" calcext:value-type="float">
            <text:p>1.75</text:p>
          </table:table-cell>
          <table:table-cell table:style-name="ce3" table:formula="of:=[.G8]*[.$B$3]" office:value-type="float" office:value="1.5" calcext:value-type="float">
            <text:p>1.50</text:p>
          </table:table-cell>
          <table:table-cell table:style-name="ce3" table:formula="of:=[.H8]*[.$B$3]" office:value-type="float" office:value="1.25" calcext:value-type="float">
            <text:p>1.25</text:p>
          </table:table-cell>
          <table:table-cell table:style-name="ce3" table:number-columns-repeated="1016"/>
        </table:table-row>
        <table:table-row table:style-name="ro1">
          <table:table-cell table:style-name="ce2" table:formula="of:=[.A$8]" office:value-type="string" office:string-value="Rth" calcext:value-type="string">
            <text:p>Rth</text:p>
          </table:table-cell>
          <table:table-cell table:formula="of:=[.B$8]" office:value-type="float" office:value="11" calcext:value-type="float">
            <text:p>11.00</text:p>
          </table:table-cell>
          <table:table-cell table:style-name="ce3" table:formula="of:=[.C$8]" office:value-type="float" office:value="10" calcext:value-type="float">
            <text:p>10.00</text:p>
          </table:table-cell>
          <table:table-cell table:style-name="ce3" table:formula="of:=[.D$8]" office:value-type="float" office:value="9" calcext:value-type="float">
            <text:p>9.00</text:p>
          </table:table-cell>
          <table:table-cell table:style-name="ce3" table:formula="of:=[.E$8]" office:value-type="float" office:value="8" calcext:value-type="float">
            <text:p>8.00</text:p>
          </table:table-cell>
          <table:table-cell table:style-name="ce3" table:formula="of:=[.F$8]" office:value-type="float" office:value="7" calcext:value-type="float">
            <text:p>7.00</text:p>
          </table:table-cell>
          <table:table-cell table:style-name="ce3" table:formula="of:=[.G$8]" office:value-type="float" office:value="6" calcext:value-type="float">
            <text:p>6.00</text:p>
          </table:table-cell>
          <table:table-cell table:style-name="ce3" table:formula="of:=[.H$8]" office:value-type="float" office:value="5" calcext:value-type="float">
            <text:p>5.00</text:p>
          </table:table-cell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Vo</text:p>
          </table:table-cell>
          <table:table-cell table:formula="of:=([.B$11]*([.$B$4]+[.$B$5])/[.$B$4]) - [.$B$6]*([.$B$5]/[.$B$4])" office:value-type="float" office:value="2.5" calcext:value-type="float">
            <text:p>2.50</text:p>
          </table:table-cell>
          <table:table-cell table:style-name="ce3" table:formula="of:=([.C$11]*([.$B$4]+[.$B$5])/[.$B$4]) - [.$B$6]*([.$B$5]/[.$B$4])" office:value-type="float" office:value="2" calcext:value-type="float">
            <text:p>2.00</text:p>
          </table:table-cell>
          <table:table-cell table:style-name="ce3" table:formula="of:=([.D$11]*([.$B$4]+[.$B$5])/[.$B$4]) - [.$B$6]*([.$B$5]/[.$B$4])" office:value-type="float" office:value="1.5" calcext:value-type="float">
            <text:p>1.50</text:p>
          </table:table-cell>
          <table:table-cell table:style-name="ce3" table:formula="of:=([.E$11]*([.$B$4]+[.$B$5])/[.$B$4]) - [.$B$6]*([.$B$5]/[.$B$4])" office:value-type="float" office:value="1" calcext:value-type="float">
            <text:p>1.00</text:p>
          </table:table-cell>
          <table:table-cell table:style-name="ce3" table:formula="of:=([.F$11]*([.$B$4]+[.$B$5])/[.$B$4]) - [.$B$6]*([.$B$5]/[.$B$4])" office:value-type="float" office:value="0.5" calcext:value-type="float">
            <text:p>0.50</text:p>
          </table:table-cell>
          <table:table-cell table:style-name="ce3" table:formula="of:=([.G$11]*([.$B$4]+[.$B$5])/[.$B$4]) - [.$B$6]*([.$B$5]/[.$B$4])" office:value-type="float" office:value="0" calcext:value-type="float">
            <text:p>0.00</text:p>
          </table:table-cell>
          <table:table-cell table:style-name="ce3" table:formula="of:=([.H$11]*([.$B$4]+[.$B$5])/[.$B$4]) - [.$B$6]*([.$B$5]/[.$B$4])" office:value-type="float" office:value="-0.5" calcext:value-type="float">
            <text:p>-0.50</text:p>
          </table:table-cell>
          <table:table-cell table:style-name="ce3" table:number-columns-repeated="1016"/>
        </table:table-row>
        <table:table-row table:style-name="ro1">
          <table:table-cell table:style-name="ce2"/>
          <table:table-cell/>
          <table:table-cell table:style-name="ce3" table:number-columns-repeated="1022"/>
        </table:table-row>
        <table:table-row table:style-name="ro1">
          <table:table-cell table:style-name="ce5" office:value-type="string" calcext:value-type="string" table:number-columns-spanned="4" table:number-rows-spanned="1">
            <text:p>Voltage Divider</text:p>
          </table:table-cell>
          <table:covered-table-cell/>
          <table:covered-table-cell table:style-name="ce3"/>
          <table:covered-table-cell table:style-name="ce9"/>
          <table:table-cell table:style-name="ce9" table:number-columns-repeated="1020"/>
        </table:table-row>
        <table:table-row table:style-name="ro1">
          <table:table-cell table:style-name="ce2" office:value-type="string" calcext:value-type="string">
            <text:p>Vi</text:p>
          </table:table-cell>
          <table:table-cell table:formula="of:=[.$B$1]*[.B8]/([.B8]+[.$B$2])" office:value-type="float" office:value="2.83870967741935" calcext:value-type="float">
            <text:p>2.84</text:p>
          </table:table-cell>
          <table:table-cell table:style-name="ce3" table:formula="of:=[.$B$1]*[.C8]/([.C8]+[.$B$2])" office:value-type="float" office:value="2.66666666666667" calcext:value-type="float">
            <text:p>2.67</text:p>
          </table:table-cell>
          <table:table-cell table:style-name="ce3" table:formula="of:=[.$B$1]*[.D8]/([.D8]+[.$B$2])" office:value-type="float" office:value="2.48275862068966" calcext:value-type="float">
            <text:p>2.48</text:p>
          </table:table-cell>
          <table:table-cell table:style-name="ce3" table:formula="of:=[.$B$1]*[.E8]/([.E8]+[.$B$2])" office:value-type="float" office:value="2.28571428571429" calcext:value-type="float">
            <text:p>2.29</text:p>
          </table:table-cell>
          <table:table-cell table:style-name="ce3" table:formula="of:=[.$B$1]*[.F8]/([.F8]+[.$B$2])" office:value-type="float" office:value="2.07407407407407" calcext:value-type="float">
            <text:p>2.07</text:p>
          </table:table-cell>
          <table:table-cell table:style-name="ce3" table:formula="of:=[.$B$1]*[.G8]/([.G8]+[.$B$2])" office:value-type="float" office:value="1.84615384615385" calcext:value-type="float">
            <text:p>1.85</text:p>
          </table:table-cell>
          <table:table-cell table:style-name="ce3" table:formula="of:=[.$B$1]*[.H8]/([.H8]+[.$B$2])" office:value-type="float" office:value="1.6" calcext:value-type="float">
            <text:p>1.60</text:p>
          </table:table-cell>
          <table:table-cell table:style-name="ce3" table:number-columns-repeated="1016"/>
        </table:table-row>
        <table:table-row table:style-name="ro1">
          <table:table-cell table:style-name="ce2" table:formula="of:=[.A$8]" office:value-type="string" office:string-value="Rth" calcext:value-type="string">
            <text:p>Rth</text:p>
          </table:table-cell>
          <table:table-cell table:formula="of:=[.B$8]" office:value-type="float" office:value="11" calcext:value-type="float">
            <text:p>11.00</text:p>
          </table:table-cell>
          <table:table-cell table:style-name="ce3" table:formula="of:=[.C$8]" office:value-type="float" office:value="10" calcext:value-type="float">
            <text:p>10.00</text:p>
          </table:table-cell>
          <table:table-cell table:style-name="ce3" table:formula="of:=[.D$8]" office:value-type="float" office:value="9" calcext:value-type="float">
            <text:p>9.00</text:p>
          </table:table-cell>
          <table:table-cell table:style-name="ce3" table:formula="of:=[.E$8]" office:value-type="float" office:value="8" calcext:value-type="float">
            <text:p>8.00</text:p>
          </table:table-cell>
          <table:table-cell table:style-name="ce3" table:formula="of:=[.F$8]" office:value-type="float" office:value="7" calcext:value-type="float">
            <text:p>7.00</text:p>
          </table:table-cell>
          <table:table-cell table:style-name="ce3" table:formula="of:=[.G$8]" office:value-type="float" office:value="6" calcext:value-type="float">
            <text:p>6.00</text:p>
          </table:table-cell>
          <table:table-cell table:style-name="ce3" table:formula="of:=[.H$8]" office:value-type="float" office:value="5" calcext:value-type="float">
            <text:p>5.00</text:p>
          </table:table-cell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Vo</text:p>
          </table:table-cell>
          <table:table-cell table:formula="of:=([.B$16]*([.$B$4]+[.$B$5])/[.$B$4]) - [.$B$6]*([.$B$5]/[.$B$4])" office:value-type="float" office:value="2.67741935483871" calcext:value-type="float">
            <text:p>2.68</text:p>
          </table:table-cell>
          <table:table-cell table:style-name="ce3" table:formula="of:=([.C$16]*([.$B$4]+[.$B$5])/[.$B$4]) - [.$B$6]*([.$B$5]/[.$B$4])" office:value-type="float" office:value="2.33333333333333" calcext:value-type="float">
            <text:p>2.33</text:p>
          </table:table-cell>
          <table:table-cell table:style-name="ce3" table:formula="of:=([.D$16]*([.$B$4]+[.$B$5])/[.$B$4]) - [.$B$6]*([.$B$5]/[.$B$4])" office:value-type="float" office:value="1.96551724137931" calcext:value-type="float">
            <text:p>1.97</text:p>
          </table:table-cell>
          <table:table-cell table:style-name="ce3" table:formula="of:=([.E$16]*([.$B$4]+[.$B$5])/[.$B$4]) - [.$B$6]*([.$B$5]/[.$B$4])" office:value-type="float" office:value="1.57142857142857" calcext:value-type="float">
            <text:p>1.57</text:p>
          </table:table-cell>
          <table:table-cell table:style-name="ce3" table:formula="of:=([.F$16]*([.$B$4]+[.$B$5])/[.$B$4]) - [.$B$6]*([.$B$5]/[.$B$4])" office:value-type="float" office:value="1.14814814814815" calcext:value-type="float">
            <text:p>1.15</text:p>
          </table:table-cell>
          <table:table-cell table:style-name="ce3" table:formula="of:=([.G$16]*([.$B$4]+[.$B$5])/[.$B$4]) - [.$B$6]*([.$B$5]/[.$B$4])" office:value-type="float" office:value="0.692307692307693" calcext:value-type="float">
            <text:p>0.69</text:p>
          </table:table-cell>
          <table:table-cell table:style-name="ce3" table:formula="of:=([.H$16]*([.$B$4]+[.$B$5])/[.$B$4]) - [.$B$6]*([.$B$5]/[.$B$4])" office:value-type="float" office:value="0.2" calcext:value-type="float">
            <text:p>0.20</text:p>
          </table:table-cell>
          <table:table-cell table:style-name="ce3"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20:38:25.187312845</meta:creation-date>
    <dc:date>2021-06-10T22:06:38.294584642</dc:date>
    <meta:editing-duration>PT17M20S</meta:editing-duration>
    <meta:editing-cycles>4</meta:editing-cycles>
    <meta:generator>LibreOffice/6.4.7.2$Linux_X86_64 LibreOffice_project/40$Build-2</meta:generator>
    <meta:document-statistic meta:table-count="1" meta:cell-count="7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81cm" svg:height="5.614cm" xlink:href=".." xlink:type="simple" chart:class="chart:scatter" chart:style-name="ch1">
        <chart:legend chart:legend-position="end" svg:x="8.214cm" svg:y="2.508cm" style:legend-expansion="high" chart:style-name="ch2"/>
        <chart:plot-area chart:style-name="ch3" table:cell-range-address="'Voltage Divider vs Current Source'.A12:'Voltage Divider vs Current Source'.H13" chart:data-source-has-labels="column" svg:x="0.199cm" svg:y="0.112cm" svg:width="7.816cm" svg:height="5.39cm">
          <chartooo:coordinate-region svg:x="1.217cm" svg:y="0.311cm" svg:width="6.373cm" svg:height="4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oltage Divider vs Current Source'.B13:'Voltage Divider vs Current Source'.H13" chart:label-cell-address="'Voltage Divider vs Current Source'.A13:'Voltage Divider vs Current Source'.A13" chart:class="chart:scatter">
            <chart:domain table:cell-range-address="'Voltage Divider vs Current Source'.B12:'Voltage Divider vs Current Source'.H12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Voltage Divider vs Current Source'.B12:'Voltage Divider vs Current Source'.H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o</text:p>
                <draw:g>
                  <svg:desc>'Voltage Divider vs Current Source'.A13:'Voltage Divider vs Current Source'.A13</svg:desc>
                </draw:g>
              </table:table-cell>
              <table:table-cell office:value-type="float" office:value="2.5">
                <text:p>2.5</text:p>
                <draw:g>
                  <svg:desc>'Voltage Divider vs Current Source'.B13:'Voltage Divider vs Current Source'.H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58cm" svg:height="5.546cm" xlink:href=".." xlink:type="simple" chart:class="chart:scatter" chart:style-name="ch1">
        <chart:legend chart:legend-position="end" svg:x="8.091cm" svg:y="2.474cm" style:legend-expansion="high" chart:style-name="ch2"/>
        <chart:plot-area chart:style-name="ch3" table:cell-range-address="'Voltage Divider vs Current Source'.A17:'Voltage Divider vs Current Source'.H18" chart:data-source-has-labels="column" svg:x="0.197cm" svg:y="0.11cm" svg:width="7.697cm" svg:height="5.326cm">
          <chartooo:coordinate-region svg:x="1.109cm" svg:y="0.11cm" svg:width="6.644cm" svg:height="3.9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oltage Divider vs Current Source'.B18:'Voltage Divider vs Current Source'.H18" chart:label-cell-address="'Voltage Divider vs Current Source'.A18:'Voltage Divider vs Current Source'.A18" chart:class="chart:scatter">
            <chart:domain table:cell-range-address="'Voltage Divider vs Current Source'.B17:'Voltage Divider vs Current Source'.H17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Voltage Divider vs Current Source'.B17:'Voltage Divider vs Current Source'.H1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o</text:p>
                <draw:g>
                  <svg:desc>'Voltage Divider vs Current Source'.A18:'Voltage Divider vs Current Source'.A18</svg:desc>
                </draw:g>
              </table:table-cell>
              <table:table-cell office:value-type="float" office:value="2.67741935483871">
                <text:p>2.67741935483871</text:p>
                <draw:g>
                  <svg:desc>'Voltage Divider vs Current Source'.B18:'Voltage Divider vs Current Source'.H18</svg:desc>
                </draw:g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96551724137931">
                <text:p>1.96551724137931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14814814814815">
                <text:p>1.14814814814815</text:p>
              </table:table-cell>
              <table:table-cell office:value-type="float" office:value="0.692307692307693">
                <text:p>0.69230769230769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